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Proxima Nova" svg:font-family="'Proxima Nova', 'Helvetica Neue', Helvetica, Helvetica, Arial, sans-serif"/>
    <style:font-face style:name="ＭＳ 明朝" svg:font-family="'ＭＳ 明朝'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@晦晦昆.." svg:font-family="ＭＳ@晦晦昆..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1" svg:font-family="'ＭＳ 明朝'" style:font-family-generic="system" style:font-pitch="variable"/>
    <style:font-face style:name="ＭＳ@晦晦昆..1" svg:font-family="ＭＳ@晦晦昆..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968ea" officeooo:paragraph-rsid="001968ea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968ea" officeooo:paragraph-rsid="001968ea" style:font-size-asian="14pt" style:font-size-complex="14pt"/>
    </style:style>
    <style:style style:name="P3" style:family="paragraph" style:parent-style-name="List_20_Paragraph" style:list-style-name="WWNum1">
      <style:paragraph-properties fo:margin-top="0cm" fo:margin-bottom="0.3cm" style:contextual-spacing="false"/>
      <style:text-properties fo:font-size="12pt" officeooo:paragraph-rsid="001968ea" style:font-size-asian="12pt" style:font-size-complex="12pt"/>
    </style:style>
    <style:style style:name="P4" style:family="paragraph" style:parent-style-name="List_20_Paragraph" style:list-style-name="WWNum1">
      <style:paragraph-properties fo:margin-top="0cm" fo:margin-bottom="0.3cm" style:contextual-spacing="false" fo:line-height="0.423cm" fo:orphans="0" fo:widows="0"/>
      <style:text-properties fo:font-size="12pt" officeooo:paragraph-rsid="001968ea" style:font-size-asian="12pt" style:font-size-complex="12pt"/>
    </style:style>
    <style:style style:name="P5" style:family="paragraph" style:parent-style-name="List_20_Paragraph" style:list-style-name="WWNum1">
      <style:paragraph-properties fo:margin-top="0cm" fo:margin-bottom="0.3cm" style:contextual-spacing="false" fo:line-height="0.423cm" fo:orphans="0" fo:widows="0"/>
      <style:text-properties fo:font-size="12pt" style:text-underline-style="none" officeooo:rsid="001968ea" officeooo:paragraph-rsid="001968ea" style:font-size-asian="12pt" style:font-size-complex="12pt"/>
    </style:style>
    <style:style style:name="P6" style:family="paragraph" style:parent-style-name="List_20_Paragraph" style:list-style-name="WWNum1">
      <style:paragraph-properties fo:margin-top="0cm" fo:margin-bottom="0.3cm" style:contextual-spacing="false" fo:line-height="0.423cm" fo:orphans="0" fo:widows="0"/>
      <style:text-properties officeooo:paragraph-rsid="00197eef"/>
    </style:style>
    <style:style style:name="P7" style:family="paragraph" style:parent-style-name="Heading_20_5" style:list-style-name="WWNum1" style:master-page-name="">
      <style:paragraph-properties fo:margin-top="0cm" fo:margin-bottom="0.3cm" style:contextual-spacing="false" style:page-number="auto"/>
      <style:text-properties fo:font-size="12pt" officeooo:paragraph-rsid="001968ea" style:font-size-asian="12pt" style:font-size-complex="12pt"/>
    </style:style>
    <style:style style:name="P8" style:family="paragraph" style:parent-style-name="Default" style:list-style-name="WWNum1">
      <style:paragraph-properties fo:margin-top="0cm" fo:margin-bottom="0.3cm" style:contextual-spacing="false"/>
      <style:text-properties fo:font-size="12pt" officeooo:paragraph-rsid="001968ea" style:font-size-asian="12pt" style:font-size-complex="12pt"/>
    </style:style>
    <style:style style:name="T1" style:family="text">
      <style:text-properties fo:font-variant="normal" fo:text-transform="none" fo:color="#000000" style:font-name="Times new roman" fo:font-size="10.5pt" fo:letter-spacing="normal" fo:font-style="italic" fo:font-weight="normal" style:font-name-asian="ＭＳ 明朝1" style:font-size-asian="10.5pt" style:font-style-asian="italic" style:font-weight-asian="normal" style:font-name-complex="F" style:font-size-complex="10.5pt" style:font-style-complex="italic"/>
    </style:style>
    <style:style style:name="T2" style:family="text">
      <style:text-properties fo:font-variant="normal" fo:text-transform="none" fo:color="#000000" style:font-name="Times new roman" fo:font-size="10.5pt" fo:letter-spacing="normal" fo:font-style="normal" fo:font-weight="normal" style:font-name-asian="ＭＳ 明朝1" style:font-size-asian="10.5pt" style:font-style-asian="normal" style:font-weight-asian="normal" style:font-name-complex="F" style:font-size-complex="10.5pt"/>
    </style:style>
    <style:style style:name="T3" style:family="text">
      <style:text-properties fo:font-variant="normal" fo:text-transform="none" fo:color="#000000" style:font-name="Times new roman" fo:font-size="10.5pt" fo:letter-spacing="normal" fo:font-style="normal" fo:font-weight="normal" style:font-name-asian="ＭＳ 明朝1" style:font-size-asian="10.5pt" style:font-style-asian="normal" style:font-weight-asian="normal" style:font-name-complex="F" style:font-size-complex="10.5pt" style:font-style-complex="normal"/>
    </style:style>
    <style:style style:name="T4" style:family="text">
      <style:text-properties fo:font-variant="normal" fo:text-transform="none" fo:color="#000000" style:font-name="Times new roman" fo:font-size="10.5pt" fo:letter-spacing="normal" fo:font-style="normal" style:text-underline-style="solid" style:text-underline-width="auto" style:text-underline-color="font-color" fo:font-weight="normal" style:font-name-asian="ＭＳ 明朝1" style:font-size-asian="10.5pt" style:font-style-asian="normal" style:font-weight-asian="normal" style:font-name-complex="F" style:font-size-complex="10.5pt"/>
    </style:style>
    <style:style style:name="T5" style:family="text">
      <style:text-properties fo:font-variant="normal" fo:text-transform="none" fo:color="#000000" style:font-name="Times new roman" fo:font-size="10.5pt" fo:letter-spacing="normal" style:font-name-asian="ＭＳ 明朝1" style:font-size-asian="10.5pt" style:font-name-complex="F" style:font-size-complex="10.5pt"/>
    </style:style>
    <style:style style:name="T6" style:family="text">
      <style:text-properties fo:font-variant="normal" fo:text-transform="none" fo:color="#000000" style:font-name="Times new roman" fo:letter-spacing="normal" fo:font-style="normal" fo:font-weight="bold" style:font-style-asian="normal" style:font-weight-asian="bold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/>
    </style:style>
    <style:style style:name="T8" style:family="text">
      <style:text-properties fo:font-variant="normal" fo:text-transform="none" fo:color="#000000" style:font-name="Times new roman" fo:letter-spacing="normal" fo:font-style="normal" fo:font-weight="normal" style:font-name-asian="ＭＳ 明朝1" style:font-style-asian="normal" style:font-weight-asian="normal" style:font-name-complex="F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style:font-name-asian="ＭＳ 明朝1" style:font-style-asian="normal" style:font-weight-asian="normal" style:font-name-complex="F" style:font-style-complex="normal"/>
    </style:style>
    <style:style style:name="T10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normal" style:font-name-asian="ＭＳ 明朝1" style:font-style-asian="normal" style:font-weight-asian="normal" style:font-name-complex="F"/>
    </style:style>
    <style:style style:name="T1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normal" style:font-name-asian="ＭＳ 明朝1" style:font-style-asian="normal" style:font-weight-asian="normal" style:font-name-complex="F" style:font-style-complex="normal"/>
    </style:style>
    <style:style style:name="T12" style:family="text">
      <style:text-properties fo:font-variant="normal" fo:text-transform="none" fo:color="#000000" style:font-name="Times new roman" fo:letter-spacing="normal" fo:font-style="normal" style:text-underline-style="none" fo:font-weight="normal" style:font-name-asian="ＭＳ 明朝1" style:font-style-asian="normal" style:font-weight-asian="normal" style:font-name-complex="F" style:font-style-complex="normal"/>
    </style:style>
    <style:style style:name="T13" style:family="text">
      <style:text-properties fo:font-variant="normal" fo:text-transform="none" fo:color="#000000" style:font-name="Times new roman" fo:letter-spacing="normal" fo:font-style="italic" fo:font-weight="normal" style:font-name-asian="ＭＳ 明朝1" style:font-style-asian="italic" style:font-weight-asian="normal" style:font-name-complex="F" style:font-style-complex="italic"/>
    </style:style>
    <style:style style:name="T14" style:family="text">
      <style:text-properties fo:font-variant="normal" fo:text-transform="none" fo:color="#000000" style:font-name="Times new roman" fo:letter-spacing="normal" style:font-name-asian="ＭＳ 明朝1" style:font-name-complex="F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officeooo:rsid="00197eef" style:font-name-asian="ＭＳ 明朝1" style:font-size-asian="12pt" style:font-style-asian="normal" style:font-weight-asian="normal" style:font-name-complex="F" style:font-size-complex="12pt" style:font-style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97eef" style:font-name-asian="ＭＳ 明朝1" style:font-size-asian="12pt" style:font-style-asian="normal" style:font-weight-asian="normal" style:font-name-complex="F" style:font-size-complex="12pt" style:font-style-complex="normal"/>
    </style:style>
    <style:style style:name="T17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8" style:family="text">
      <style:text-properties fo:font-variant="normal" fo:text-transform="none" fo:color="#000000" style:font-name="Times new roman1" fo:letter-spacing="normal" fo:font-style="normal" fo:font-weight="bold"/>
    </style:style>
    <style:style style:name="T19" style:family="text">
      <style:text-properties fo:font-variant="normal" fo:text-transform="none" fo:color="#000000" style:font-name="Times new roman1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color="#000000" style:font-name="Times new roman1" fo:letter-spacing="normal" fo:font-style="italic" fo:font-weight="normal" style:font-style-asian="italic" style:font-style-complex="italic"/>
    </style:style>
    <style:style style:name="T21" style:family="text">
      <style:text-properties fo:font-variant="normal" fo:text-transform="none" fo:color="#333333" style:font-name="Proxima Nova" fo:letter-spacing="normal" fo:font-style="normal" fo:font-weight="normal"/>
    </style:style>
    <style:style style:name="T22" style:family="text">
      <style:text-properties fo:font-variant="normal" fo:text-transform="none" fo:color="#333333" style:font-name="Times new roman1" fo:letter-spacing="normal" fo:font-style="normal" fo:font-weight="normal"/>
    </style:style>
    <style:style style:name="T23" style:family="text">
      <style:text-properties fo:font-variant="normal" fo:text-transform="none" fo:color="#555555" style:font-name="Proxima Nova" fo:letter-spacing="normal" fo:font-style="normal" fo:font-weight="normal"/>
    </style:style>
    <style:style style:name="T24" style:family="text">
      <style:text-properties fo:font-variant="normal" fo:text-transform="none" fo:color="#555555" style:font-name="Proxima Nova" fo:letter-spacing="normal" fo:font-style="normal" fo:font-weight="bold"/>
    </style:style>
    <style:style style:name="T25" style:family="text">
      <style:text-properties fo:font-variant="normal" fo:text-transform="none" fo:color="#555555" style:font-name="Times new roman1" fo:letter-spacing="normal" fo:font-style="normal" fo:font-weight="normal"/>
    </style:style>
    <style:style style:name="T26" style:family="text">
      <style:text-properties fo:font-variant="normal" fo:text-transform="none" fo:color="#555555" style:font-name="Times new roman1" fo:letter-spacing="normal" fo:font-style="normal" fo:font-weight="bold"/>
    </style:style>
    <style:style style:name="T27" style:family="text">
      <style:text-properties fo:color="#00000a" style:font-name="Times new roman" fo:font-style="italic" style:font-name-asian="ＭＳ 明朝1" style:font-style-asian="italic" style:font-name-complex="Times New Roman"/>
    </style:style>
    <style:style style:name="T28" style:family="text">
      <style:text-properties fo:color="#00000a" style:font-name="Times new roman" style:font-name-asian="ＭＳ 明朝1" style:font-name-complex="Times New Roman"/>
    </style:style>
    <style:style style:name="T29" style:family="text">
      <style:text-properties fo:color="#00000a" style:font-name="Times new roman" fo:font-weight="bold" style:font-name-asian="ＭＳ 明朝1" style:font-weight-asian="bold" style:font-name-complex="Times New Roman"/>
    </style:style>
    <style:style style:name="T30" style:family="text">
      <style:text-properties fo:color="#00000a" style:font-name="Times new roman" style:text-underline-style="solid" style:text-underline-width="auto" style:text-underline-color="font-color" style:font-name-asian="ＭＳ 明朝1" style:font-name-complex="Times New Roman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tyle="italic" style:font-style-asian="italic" style:font-style-complex="italic"/>
    </style:style>
    <style:style style:name="T33" style:family="text">
      <style:text-properties style:font-name="Times new roman" fo:font-style="italic" style:font-name-asian="ＭＳ 明朝1" style:font-style-asian="italic"/>
    </style:style>
    <style:style style:name="T34" style:family="text">
      <style:text-properties style:font-name="Times new roman" fo:font-style="italic" style:font-name-asian="ＭＳ 明朝1" style:font-style-asian="italic" style:font-style-complex="italic"/>
    </style:style>
    <style:style style:name="T35" style:family="text">
      <style:text-properties style:font-name="Times new roman" fo:font-style="italic" officeooo:rsid="001968ea" style:font-name-asian="ＭＳ 明朝1" style:font-style-asian="italic"/>
    </style:style>
    <style:style style:name="T36" style:family="text">
      <style:text-properties style:font-name="Times new roman" fo:font-style="italic" style:text-underline-style="none" style:font-name-asian="ＭＳ 明朝1" style:font-style-asian="italic"/>
    </style:style>
    <style:style style:name="T37" style:family="text">
      <style:text-properties style:font-name="Times new roman" style:text-underline-style="solid" style:text-underline-width="auto" style:text-underline-color="font-color"/>
    </style:style>
    <style:style style:name="T38" style:family="text">
      <style:text-properties style:font-name="Times new roman" style:text-underline-style="solid" style:text-underline-width="auto" style:text-underline-color="font-color" style:font-name-asian="ＭＳ 明朝1"/>
    </style:style>
    <style:style style:name="T39" style:family="text">
      <style:text-properties style:font-name="Times new roman" style:font-name-asian="ＭＳ 明朝1"/>
    </style:style>
    <style:style style:name="T40" style:family="text">
      <style:text-properties style:font-name="Times new roman" fo:font-style="normal" style:font-name-asian="ＭＳ 明朝1" style:font-style-asian="normal" style:font-style-complex="normal"/>
    </style:style>
    <style:style style:name="T41" style:family="text">
      <style:text-properties style:font-name="Times new roman" fo:font-style="normal" officeooo:rsid="001968ea" style:font-name-asian="ＭＳ 明朝1" style:font-style-asian="normal" style:font-style-complex="normal"/>
    </style:style>
    <style:style style:name="T42" style:family="text">
      <style:text-properties style:font-name="Times new roman" fo:font-style="normal" style:text-underline-style="solid" style:text-underline-width="auto" style:text-underline-color="font-color" style:font-name-asian="ＭＳ 明朝1" style:font-style-asian="normal" style:font-style-complex="normal"/>
    </style:style>
    <style:style style:name="T43" style:family="text">
      <style:text-properties style:font-name="Times new roman" fo:font-style="normal" style:text-underline-style="solid" style:text-underline-width="auto" style:text-underline-color="font-color" officeooo:rsid="001968ea" style:font-name-asian="ＭＳ 明朝1" style:font-style-asian="normal" style:font-style-complex="normal"/>
    </style:style>
    <style:style style:name="T44" style:family="text">
      <style:text-properties style:font-name="Times new roman" fo:font-style="normal" style:text-underline-style="none" officeooo:rsid="001968ea" style:font-name-asian="ＭＳ 明朝1" style:font-style-asian="normal" style:font-style-complex="normal"/>
    </style:style>
    <style:style style:name="T45" style:family="text">
      <style:text-properties style:font-name="Times new roman" fo:font-size="10.5pt" fo:font-style="italic" style:font-name-asian="ＭＳ 明朝1" style:font-size-asian="10.5pt" style:font-style-asian="italic" style:font-size-complex="10.5pt" style:font-style-complex="italic"/>
    </style:style>
    <style:style style:name="T46" style:family="text">
      <style:text-properties style:font-name="Times new roman" fo:font-size="10.5pt" style:font-name-asian="ＭＳ 明朝1" style:font-size-asian="10.5pt" style:font-size-complex="10.5pt"/>
    </style:style>
    <style:style style:name="T47" style:family="text">
      <style:text-properties fo:color="#000000" style:font-name="Times new roman"/>
    </style:style>
    <style:style style:name="T48" style:family="text">
      <style:text-properties fo:color="#000000" style:font-name="Times new roman" fo:font-size="10.5pt" style:text-underline-style="solid" style:text-underline-width="auto" style:text-underline-color="font-color" style:font-size-asian="10.5pt" style:font-size-complex="10.5pt"/>
    </style:style>
    <style:style style:name="T49" style:family="text">
      <style:text-properties fo:color="#000000" style:font-name="Times new roman" fo:font-size="10.5pt" style:font-size-asian="10.5pt" style:font-size-complex="10.5pt"/>
    </style:style>
    <style:style style:name="T50" style:family="text">
      <style:text-properties fo:color="#000000" style:font-name="Times new roman" fo:font-size="10.5pt" fo:font-weight="bold" style:font-size-asian="10.5pt" style:font-weight-asian="bold" style:font-size-complex="10.5pt"/>
    </style:style>
    <style:style style:name="T51" style:family="text">
      <style:text-properties fo:color="#000000" style:font-name="Times new roman" style:text-underline-style="solid" style:text-underline-width="auto" style:text-underline-color="font-color"/>
    </style:style>
    <style:style style:name="T52" style:family="text">
      <style:text-properties fo:color="#000000" style:font-name="Times new roman" fo:font-weight="bold" style:font-weight-asian="bold"/>
    </style:style>
    <style:style style:name="T5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 of paper:</text:p>
      <text:p text:style-name="P1"/>
      <text:list xml:id="list5900811939804189546" text:style-name="WWNum1">
        <text:list-item>
          <text:h text:style-name="P7" text:outline-level="5"><text:span text:style-name="T27">X-ray induced lock-in transition of cycloidal magnetic order in a multiferroic perovskite manganite</text:span><text:span text:style-name="T28">,</text:span><text:span text:style-name="T29"> </text:span><text:span text:style-name="T28">Y. Yamasaki, H. Nakao, Y. Murakami, T. Nakajima, </text:span><text:span text:style-name="T30">A. Lafuente Sampietro</text:span><text:span text:style-name="T28">, H. Ohsumi, M. Takata, T. Arima, and Y. Tokura, Phys. Rev. B 91, 100403(R), 24 March 2015</text:span></text:h>
        </text:list-item>
        <text:list-item>
          <text:p text:style-name="P3"><text:span text:style-name="T43">Rapid communication:</text:span><text:span text:style-name="T44"> </text:span><text:span text:style-name="T36">Strain</text:span><text:span text:style-name="T33">-induced coherent dynamics of coupled carriers and Mn spins in a quantum dot</text:span><text:span text:style-name="T39">, </text:span><text:span text:style-name="T38">A. Lafuente-Sampietro</text:span><text:span text:style-name="T39">, H. Boukari, and L. Besombes, Phys. Rev. B</text:span><text:span text:style-name="T6">92</text:span><text:span text:style-name="T7">, 081305(R)</text:span><text:span text:style-name="T39">,</text:span><text:span text:style-name="T33"> </text:span><text:span text:style-name="T40">10 August 2015</text:span></text:p>
        </text:list-item>
        <text:list-item>
          <text:p text:style-name="P3"><text:span text:style-name="T34">Resonant photoluminescence of a positively charged Mn-doped quantum dot</text:span><text:span text:style-name="T40">, </text:span><text:span text:style-name="T42">A. Lafuente-Sampietro</text:span><text:span text:style-name="T40"> and H. Boukari and L. Besombes, physica status solidi (c) 13 (02/2016)</text:span></text:p>
        </text:list-item>
        <text:list-item>
          <text:p text:style-name="P8"><text:span text:style-name="T43">Rapid communication:</text:span><text:span text:style-name="T44"> </text:span><text:span text:style-name="T34">Individual Cr atom in a semiconductor quantum dot: Optical addressability and spin-strain coupling</text:span><text:span text:style-name="T39">, </text:span><text:span text:style-name="T51">A. Lafuente-Sampietro</text:span><text:span text:style-name="T47">, H. Utsumi, H. Boukari, S. Kuroda, and L. Besombes, Phys. Rev. B </text:span><text:span text:style-name="T52">93</text:span><text:span text:style-name="T47">, 161301(R), 14 April 2016</text:span></text:p>
        </text:list-item>
        <text:list-item>
          <text:p text:style-name="P4"><text:span text:style-name="T13">Spin dynamics of an individual Cr atom in a semiconductor quantum dot under optical excitation</text:span><text:span text:style-name="T8">, </text:span><text:span text:style-name="T10">A. Lafuente-Sampietro</text:span><text:span text:style-name="T8">, H. Utsumi, Hervé Boukari, Shinji Kuroda, andLucien</text:span><text:span text:style-name="T14"> </text:span><text:span text:style-name="T8">Besombes, Applied Physics Lette</text:span><text:span text:style-name="T9">r 109, 5, 053103, August 2016</text:span></text:p>
        </text:list-item>
        <text:list-item>
          <text:p text:style-name="P5"><text:span text:style-name="T13">Resonant optical control of the spin of a single Cr atom in a quantum dot, </text:span><text:span text:style-name="T11">A. Lafuente-Sampietro</text:span><text:span text:style-name="T9">, H. Utsumi, H. Boukari, S. Kuroda and L. Besombes, Phys. Rev. B. 95, 035303, January 2017</text:span></text:p>
        </text:list-item>
        <text:list-item>
          <text:p text:style-name="P6"><text:span text:style-name="T15">Editor's suggestion:</text:span><text:span text:style-name="T16"> </text:span><text:span text:style-name="T20">Resonant photoluminescence and dynamics of a hybrid Mn hole spin in a positively charged magnetic quantum dot</text:span><text:span text:style-name="T17">, </text:span><text:span text:style-name="T19">A. Lafuente-Sampietro</text:span><text:span text:style-name="T17">, H. Boukari, and L. Besombes, Phys. Rev. B </text:span><text:span text:style-name="T18">95</text:span><text:span text:style-name="T17">, 245308, June 201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Proxima Nova" svg:font-family="'Proxima Nova', 'Helvetica Neue', Helvetica, Helvetica, Arial, sans-serif"/>
    <style:font-face style:name="ＭＳ 明朝" svg:font-family="'ＭＳ 明朝'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@晦晦昆.." svg:font-family="ＭＳ@晦晦昆..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1" svg:font-family="'ＭＳ 明朝'" style:font-family-generic="system" style:font-pitch="variable"/>
    <style:font-face style:name="ＭＳ@晦晦昆..1" svg:font-family="ＭＳ@晦晦昆..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4d78" style:font-name="Arial" fo:font-family="Arial" style:font-family-generic="roman" style:font-pitch="variable" style:font-name-complex="F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ＭＳ@晦晦昆.." fo:font-family="ＭＳ@晦晦昆.." style:font-family-generic="roman" style:font-pitch="variable" fo:font-size="12pt" fo:language="en" fo:country="US" style:font-name-asian="ＭＳ@晦晦昆..1" style:font-family-asian="ＭＳ@晦晦昆.." style:font-family-generic-asian="system" style:font-pitch-asian="variable" style:font-size-asian="12pt" style:language-asian="ja" style:country-asian="JP" style:font-name-complex="ＭＳ@晦晦昆..1" style:font-family-complex="ＭＳ@晦晦昆..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Label_20_4" style:display-name="ListLabel 4" style:family="text">
      <style:text-properties style:font-name-complex="ＭＳ 明朝1" style:font-family-complex="'ＭＳ 明朝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※" text:bullet-char="※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ＭＳ 明朝"/>
      </text:list-level-style-bullet>
      <text:list-level-style-bullet text:level="2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Wingdings"/>
      </text:list-level-style-bullet>
      <text:list-level-style-bullet text:level="3" text:style-name="ListLabel_20_5" style:num-suffix="" text:bullet-char="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Wingdings"/>
      </text:list-level-style-bullet>
      <text:list-level-style-bullet text:level="4" text:style-name="ListLabel_20_5" style:num-suffix="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Wingdings"/>
      </text:list-level-style-bullet>
      <text:list-level-style-bullet text:level="5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Wingdings"/>
      </text:list-level-style-bullet>
      <text:list-level-style-bullet text:level="6" text:style-name="ListLabel_20_5" style:num-suffix="" text:bullet-char="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Wingdings"/>
      </text:list-level-style-bullet>
      <text:list-level-style-bullet text:level="7" text:style-name="ListLabel_20_5" style:num-suffix="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bullet text:level="8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Wingdings"/>
      </text:list-level-style-bullet>
      <text:list-level-style-bullet text:level="9" text:style-name="ListLabel_20_5" style:num-suffix="" text:bullet-char="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5:35:53.208587851</meta:creation-date>
    <dc:date>2017-07-10T05:43:11.056101826</dc:date>
    <meta:editing-duration>PT3M2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36" meta:character-count="1515" meta:non-whitespace-character-count="1294"/>
  </office:meta>
</office:document-meta>
</file>